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56in"/>
    </style:style>
    <style:style style:name="co4" style:family="table-column">
      <style:table-column-properties fo:break-before="auto" style:column-width="2.252in"/>
    </style:style>
    <style:style style:name="co5" style:family="table-column">
      <style:table-column-properties fo:break-before="auto" style:column-width="2.4965in"/>
    </style:style>
    <style:style style:name="co6" style:family="table-column">
      <style:table-column-properties fo:break-before="auto" style:column-width="2.220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  <table:content-validation table:name="val2" table:condition="of:cell-content-is-in-list(&quot;Parsed&quot;;&quot;Not Parsed&quot;)" table:allow-empty-cell="true" table:display-list="unsorted" table:base-cell-address="Sheet1.D2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Parsing</text:p>
          </table:table-cell>
          <table:table-cell table:content-validation-name="val1" office:value-type="string">
            <text:p>Code Generation</text:p>
          </table:table-cell>
          <table:table-cell office:value-type="string">
            <text:p>misc</text:p>
          </table:table-cell>
          <table:table-cell office:value-type="string">
            <text:p>Global: X,Y: numeric expressions</text:p>
            <text:p>I,J: integer numbers</text:p>
            <text:p>X$, Y$: strings</text:p>
          </table:table-cell>
        </table:table-row>
        <table:table-row table:style-name="ro2">
          <table:table-cell office:value-type="string">
            <text:p>ABS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ACTION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SC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T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CHR$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COS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EXP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FRE(0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don't know if this is a zero or an O</text:p>
          </table:table-cell>
          <table:table-cell/>
        </table:table-row>
        <table:table-row table:style-name="ro2">
          <table:table-cell office:value-type="string">
            <text:p>INT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LEFT$(X$,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EN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OG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MID$(X$,I[,J]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PEEK(I)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POS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RIGHT$(X$,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RND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G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I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SPC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QR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STR$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STICKX(J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TICKY(J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TAB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TA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USR(X)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VAL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KEY(0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 table:number-rows-repeated="65500"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number-columns-repeated="2"/>
          <table:table-cell table:content-validation-name="val1"/>
          <table:table-cell table:number-columns-repeated="3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1">07/21/2011</text:date>, <text:time>17:3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24T21:57:48</meta:creation-date>
    <dc:date>2011-07-21T17:32:22.21</dc:date>
    <meta:editing-duration>PT05H10M16S</meta:editing-duration>
    <meta:editing-cycles>10</meta:editing-cycles>
    <meta:generator>OpenOffice.org/3.1$Win32 OpenOffice.org_project/310m19$Build-9420</meta:generator>
    <meta:document-statistic meta:table-count="3" meta:cell-count="105" meta:object-count="0"/>
  </office:meta>
</office:document-meta>
</file>